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v</mi>
      <mrow>
        <mspace width="2em"/>
        <mo stretchy="false">=</mo>
        <mspace width="2em"/>
      </mrow>
      <msqrt>
        <mfrac>
          <mi>T</mi>
          <mi mathvariant="normal">μ</mi>
        </mfrac>
      </msqrt>
      <mspace width="4em"/>
      <mtext> ; </mtext>
      <mspace width="6em"/>
      <mi mathvariant="normal">μ</mi>
      <mrow>
        <mspace width="2em"/>
        <mo stretchy="false">=</mo>
        <mspace width="2em"/>
      </mrow>
      <mfrac>
        <mi>m</mi>
        <mi>L</mi>
      </mfrac>
      <mspace width="4em"/>
      <mtext>( lineare Massendichte )</mtext>
    </mrow>
    <annotation encoding="StarMath 5.0">v ~=~ sqrt { T over %imu } ~~" ; "~~~ 
%imu ~=~ m over L ~~"( lineare Massendichte )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21:49:38.221000000</meta:creation-date>
    <dc:date>2015-04-14T21:51:09.755000000</dc:date>
    <meta:editing-duration>PT1M31S</meta:editing-duration>
    <meta:editing-cycles>1</meta:editing-cycles>
    <meta:generator>LibreOffice/4.3.4.1$Windows_x86 LibreOffice_project/bc356b2f991740509f321d70e4512a6a54c5f243</meta:generator>
  </office:meta>
</office:document-meta>
</file>